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line-height="150%" fo:text-align="center" style:justify-single-word="false" fo:keep-together="auto">
        <style:tab-stops>
          <style:tab-stop style:position="6.2874in" style:type="right"/>
        </style:tab-stops>
      </style:paragraph-properties>
    </style:style>
    <style:style style:name="P2" style:family="paragraph" style:parent-style-name="Standard">
      <style:paragraph-properties fo:line-height="150%" fo:text-align="center" style:justify-single-word="false" fo:keep-together="auto">
        <style:tab-stops>
          <style:tab-stop style:position="6.2874in" style:type="right"/>
        </style:tab-stops>
      </style:paragraph-properties>
      <style:text-properties fo:color="#22242a" style:font-name="Arial" fo:font-weight="bold" style:font-name-asian="Arial1" style:font-weight-asian="bold" style:font-name-complex="Arial1" style:font-weight-complex="bold"/>
    </style:style>
    <style:style style:name="P3" style:family="paragraph" style:parent-style-name="Standard">
      <style:paragraph-properties fo:line-height="150%" fo:text-align="start" style:justify-single-word="false" fo:keep-together="auto">
        <style:tab-stops>
          <style:tab-stop style:position="6.2874in" style:type="right"/>
        </style:tab-stops>
      </style:paragraph-properties>
      <style:text-properties fo:color="#22242a" style:font-name="Arial" fo:font-weight="bold" style:font-name-asian="Arial1" style:font-weight-asian="bold" style:font-name-complex="Arial1" style:font-weight-complex="bold"/>
    </style:style>
    <style:style style:name="P4" style:family="paragraph" style:parent-style-name="Standard">
      <style:paragraph-properties fo:line-height="150%" fo:text-align="center" style:justify-single-word="false" fo:keep-together="auto">
        <style:tab-stops>
          <style:tab-stop style:position="6.2874in" style:type="right"/>
        </style:tab-stops>
      </style:paragraph-properties>
      <style:text-properties fo:color="#22242a" style:font-name="Arial" style:font-name-asian="Arial1" style:font-name-complex="Arial1"/>
    </style:style>
    <style:style style:name="P5" style:family="paragraph" style:parent-style-name="Standard">
      <style:paragraph-properties fo:line-height="150%" fo:text-align="start" style:justify-single-word="false" fo:keep-together="auto">
        <style:tab-stops>
          <style:tab-stop style:position="6.2874in" style:type="right"/>
        </style:tab-stops>
      </style:paragraph-properties>
      <style:text-properties fo:color="#22242a" style:font-name="Arial" style:font-name-asian="Arial1" style:font-name-complex="Arial1"/>
    </style:style>
    <style:style style:name="P6" style:family="paragraph" style:parent-style-name="Standard">
      <style:paragraph-properties fo:line-height="150%" fo:text-align="center" style:justify-single-word="false" fo:keep-together="auto">
        <style:tab-stops>
          <style:tab-stop style:position="6.2874in" style:type="right"/>
        </style:tab-stops>
      </style:paragraph-properties>
      <style:text-properties fo:color="#22242a"/>
    </style:style>
    <style:style style:name="P7" style:family="paragraph" style:parent-style-name="Standard">
      <style:paragraph-properties fo:text-align="center" style:justify-single-word="false">
        <style:tab-stops>
          <style:tab-stop style:position="6.2874in" style:type="right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6.2874in" style:type="right"/>
        </style:tab-stops>
      </style:paragraph-properties>
    </style:style>
    <style:style style:name="P9" style:family="paragraph" style:parent-style-name="Standard">
      <style:paragraph-properties fo:text-align="end" style:justify-single-word="false">
        <style:tab-stops>
          <style:tab-stop style:position="6.2874in" style:type="right"/>
        </style:tab-stops>
      </style:paragraph-properties>
    </style:style>
    <style:style style:name="P10" style:family="paragraph" style:parent-style-name="Standard">
      <style:paragraph-properties fo:line-height="150%" fo:text-align="center" style:justify-single-word="false" fo:keep-together="auto" fo:break-before="page">
        <style:tab-stops>
          <style:tab-stop style:position="6.2874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text-indent="0.4917in" style:auto-text-indent="false">
        <style:tab-stops>
          <style:tab-stop style:position="6.2874in" style:type="right"/>
        </style:tab-stops>
      </style:paragraph-properties>
    </style:style>
    <style:style style:name="P12" style:family="paragraph" style:parent-style-name="Standard">
      <style:paragraph-properties fo:margin-left="2.952in" fo:margin-right="0in" fo:line-height="150%" fo:text-align="justify" style:justify-single-word="false" fo:keep-together="auto" fo:text-indent="0in" style:auto-text-indent="false">
        <style:tab-stops>
          <style:tab-stop style:position="6.2874in" style:type="right"/>
        </style:tab-stops>
      </style:paragraph-properties>
    </style:style>
    <style:style style:name="P13" style:family="paragraph" style:parent-style-name="Standard">
      <style:paragraph-properties fo:margin-left="2.952in" fo:margin-right="0in" fo:line-height="150%" fo:text-align="justify" style:justify-single-word="false" fo:keep-together="auto" fo:text-indent="0in" style:auto-text-indent="false">
        <style:tab-stops>
          <style:tab-stop style:position="6.2874in" style:type="right"/>
        </style:tab-stops>
      </style:paragraph-properties>
      <style:text-properties fo:color="#22242a" style:font-name="Arial" style:font-name-asian="Arial1" style:font-name-complex="Arial1"/>
    </style:style>
    <style:style style:name="P14" style:family="paragraph" style:parent-style-name="Standard">
      <style:paragraph-properties fo:margin-left="0in" fo:margin-right="0in" fo:line-height="150%" fo:text-align="center" style:justify-single-word="false" fo:keep-together="auto" fo:text-indent="0.0043in" style:auto-text-indent="false">
        <style:tab-stops>
          <style:tab-stop style:position="6.2874in" style:type="right"/>
        </style:tab-stops>
      </style:paragraph-properties>
      <style:text-properties fo:color="#22242a" style:font-name="Arial" style:font-name-asian="Arial1" style:font-name-complex="Arial1"/>
    </style:style>
    <style:style style:name="P15" style:family="paragraph" style:parent-style-name="Standard">
      <style:paragraph-properties fo:margin-left="0in" fo:margin-right="0in" fo:line-height="150%" fo:text-align="start" style:justify-single-word="false" fo:keep-together="auto" fo:text-indent="0.0043in" style:auto-text-indent="false">
        <style:tab-stops>
          <style:tab-stop style:position="6.2874in" style:type="right"/>
        </style:tab-stops>
      </style:paragraph-properties>
      <style:text-properties fo:color="#22242a" style:font-name="Arial" style:font-name-asian="Arial1" style:font-name-complex="Arial1"/>
    </style:style>
    <style:style style:name="P16" style:family="paragraph" style:parent-style-name="Standard">
      <style:paragraph-properties fo:margin-left="0in" fo:margin-right="0in" fo:line-height="150%" fo:text-align="center" style:justify-single-word="false" fo:keep-together="auto" fo:text-indent="0.0043in" style:auto-text-indent="false">
        <style:tab-stops>
          <style:tab-stop style:position="6.2874in" style:type="right"/>
        </style:tab-stops>
      </style:paragraph-properties>
      <style:text-properties fo:color="#22242a" style:font-name="Arial" fo:font-weight="bold" style:font-name-asian="Arial1" style:font-weight-asian="bold" style:font-name-complex="Arial1" style:font-weight-complex="bold"/>
    </style:style>
    <style:style style:name="P17" style:family="paragraph" style:parent-style-name="Standard">
      <style:paragraph-properties fo:margin-left="0in" fo:margin-right="0in" fo:line-height="150%" fo:text-align="justify" style:justify-single-word="false" fo:keep-together="auto" fo:text-indent="0.0043in" style:auto-text-indent="false">
        <style:tab-stops>
          <style:tab-stop style:position="6.2874in" style:type="right"/>
        </style:tab-stops>
      </style:paragraph-properties>
      <style:text-properties fo:color="#22242a" style:font-name="Arial" fo:font-weight="bold" style:font-name-asian="Arial1" style:font-weight-asian="bold" style:font-name-complex="Arial1" style:font-weight-complex="bold"/>
    </style:style>
    <style:style style:name="P18" style:family="paragraph" style:parent-style-name="Standard">
      <style:paragraph-properties fo:margin-left="0in" fo:margin-right="0in" fo:line-height="150%" fo:text-align="center" style:justify-single-word="false" fo:keep-together="auto" fo:text-indent="0.0043in" style:auto-text-indent="false">
        <style:tab-stops>
          <style:tab-stop style:position="6.2874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line-height="150%" fo:text-align="justify" style:justify-single-word="false" fo:keep-together="auto" fo:text-indent="0.0043in" style:auto-text-indent="false">
        <style:tab-stops>
          <style:tab-stop style:position="6.2874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line-height="150%" fo:text-align="center" style:justify-single-word="false" fo:keep-together="auto" fo:text-indent="0.0043in" style:auto-text-indent="false" fo:break-before="page">
        <style:tab-stops>
          <style:tab-stop style:position="6.2874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line-height="150%" fo:text-align="justify" style:justify-single-word="false" fo:keep-together="auto" fo:text-indent="0.0043in" style:auto-text-indent="false" fo:break-before="page">
        <style:tab-stops>
          <style:tab-stop style:position="6.2874in" style:type="right"/>
        </style:tab-stops>
      </style:paragraph-properties>
      <style:text-properties fo:color="#22242a" style:font-name="Arial" style:font-name-asian="Arial1" style:font-name-complex="Arial1"/>
    </style:style>
    <style:style style:name="P22" style:family="paragraph" style:parent-style-name="Standard">
      <style:paragraph-properties fo:margin-left="0in" fo:margin-right="0in" fo:line-height="150%" fo:text-align="start" style:justify-single-word="false" fo:keep-together="auto" fo:text-indent="0in" style:auto-text-indent="false">
        <style:tab-stops>
          <style:tab-stop style:position="6.2874in" style:type="right"/>
        </style:tab-stops>
      </style:paragraph-properties>
      <style:text-properties fo:color="#22242a" style:font-name="Arial" style:font-name-asian="Arial1" style:font-name-complex="Arial1"/>
    </style:style>
    <style:style style:name="P23" style:family="paragraph" style:parent-style-name="Standard">
      <style:paragraph-properties fo:margin-left="0in" fo:margin-right="0in" fo:text-indent="0in" style:auto-text-indent="false">
        <style:tab-stops>
          <style:tab-stop style:position="6.2874in" style:type="right"/>
        </style:tab-stops>
      </style:paragraph-properties>
    </style:style>
    <style:style style:name="P24" style:family="paragraph" style:parent-style-name="Standard">
      <style:paragraph-properties fo:margin-left="0in" fo:margin-right="0in" fo:text-indent="0in" style:auto-text-indent="false" fo:break-before="page">
        <style:tab-stops>
          <style:tab-stop style:position="6.2874in" style:type="right"/>
        </style:tab-stops>
      </style:paragraph-properties>
    </style:style>
    <style:style style:name="P25" style:family="paragraph" style:parent-style-name="Standard">
      <style:paragraph-properties fo:margin-left="0in" fo:margin-right="0.0028in" fo:line-height="150%" fo:text-align="justify" style:justify-single-word="false" fo:keep-together="auto" fo:text-indent="0.0043in" style:auto-text-indent="false">
        <style:tab-stops>
          <style:tab-stop style:position="6.2874in" style:type="right"/>
        </style:tab-stops>
      </style:paragraph-properties>
    </style:style>
    <style:style style:name="P26" style:family="paragraph" style:parent-style-name="Standard">
      <style:paragraph-properties fo:margin-left="0in" fo:margin-right="0.0028in" fo:text-align="justify" style:justify-single-word="false" fo:text-indent="0.0043in" style:auto-text-indent="false">
        <style:tab-stops>
          <style:tab-stop style:position="6.2874in" style:type="right"/>
        </style:tab-stops>
      </style:paragraph-properties>
    </style:style>
    <style:style style:name="P27" style:family="paragraph" style:parent-style-name="Standard">
      <style:paragraph-properties fo:margin-left="0in" fo:margin-right="0.0028in" fo:text-align="center" style:justify-single-word="false" fo:text-indent="0.0043in" style:auto-text-indent="false">
        <style:tab-stops>
          <style:tab-stop style:position="6.2874in" style:type="right"/>
        </style:tab-stops>
      </style:paragraph-properties>
      <style:text-properties fo:color="#22242a" fo:font-weight="bold" style:font-weight-asian="bold" style:font-weight-complex="bold"/>
    </style:style>
    <style:style style:name="P28" style:family="paragraph" style:parent-style-name="Standard">
      <style:paragraph-properties fo:margin-left="0in" fo:margin-right="0.0028in" fo:text-align="center" style:justify-single-word="false" fo:text-indent="0.0043in" style:auto-text-indent="false">
        <style:tab-stops>
          <style:tab-stop style:position="6.2874in" style:type="right"/>
        </style:tab-stops>
      </style:paragraph-properties>
    </style:style>
    <style:style style:name="P29" style:family="paragraph" style:parent-style-name="Standard">
      <style:paragraph-properties fo:margin-left="0in" fo:margin-right="0.0028in" fo:text-align="center" style:justify-single-word="false" fo:text-indent="0.0043in" style:auto-text-indent="false" fo:break-before="page">
        <style:tab-stops>
          <style:tab-stop style:position="6.2874in" style:type="right"/>
        </style:tab-stops>
      </style:paragraph-properties>
    </style:style>
    <style:style style:name="P30" style:family="paragraph" style:parent-style-name="Standard">
      <style:paragraph-properties fo:margin-left="0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margin-left="0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>
        <style:tab-stops>
          <style:tab-stop style:position="6.2874in" style:type="right"/>
        </style:tab-stops>
      </style:paragraph-properties>
    </style:style>
    <style:style style:name="P33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left="0.5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35" style:family="paragraph" style:parent-style-name="Standard" style:list-style-name="WWNum2">
      <style:paragraph-properties fo:margin-left="0.5in" fo:margin-right="0in" fo:text-indent="-0.25in" style:auto-text-indent="false">
        <style:tab-stops>
          <style:tab-stop style:position="6.2874in" style:type="right"/>
        </style:tab-stops>
      </style:paragraph-properties>
    </style:style>
    <style:style style:name="P36" style:family="paragraph" style:parent-style-name="Standard" style:list-style-name="WWNum1">
      <style:paragraph-properties fo:margin-left="0.5in" fo:margin-right="0in" fo:text-indent="-0.25in" style:auto-text-indent="false">
        <style:tab-stops>
          <style:tab-stop style:position="6.2874in" style:type="right"/>
        </style:tab-stops>
      </style:paragraph-properties>
    </style:style>
    <style:style style:name="P37" style:family="paragraph" style:parent-style-name="Standard" style:master-page-name="Standard">
      <style:paragraph-properties fo:line-height="150%" fo:text-align="center" style:justify-single-word="false" fo:keep-together="auto" style:page-number="1">
        <style:tab-stops>
          <style:tab-stop style:position="6.2874in" style:type="right"/>
        </style:tab-stops>
      </style:paragraph-properties>
    </style:style>
    <style:style style:name="P38" style:family="paragraph" style:parent-style-name="Heading_20_1">
      <style:paragraph-properties>
        <style:tab-stops>
          <style:tab-stop style:position="6.2874in" style:type="right"/>
        </style:tab-stops>
      </style:paragraph-properties>
    </style:style>
    <style:style style:name="P39" style:family="paragraph" style:parent-style-name="Heading_20_1">
      <style:paragraph-properties fo:margin-left="0in" fo:margin-right="0in" fo:text-align="start" style:justify-single-word="false" fo:text-indent="0in" style:auto-text-indent="false" fo:break-before="page">
        <style:tab-stops>
          <style:tab-stop style:position="6.2874in" style:type="right"/>
        </style:tab-stops>
      </style:paragraph-properties>
    </style:style>
    <style:style style:name="P40" style:family="paragraph" style:parent-style-name="Heading_20_1">
      <style:paragraph-properties fo:margin-left="0in" fo:margin-right="0in" fo:text-indent="0in" style:auto-text-indent="false" fo:break-before="page">
        <style:tab-stops>
          <style:tab-stop style:position="6.2874in" style:type="right"/>
        </style:tab-stops>
      </style:paragraph-properties>
    </style:style>
    <style:style style:name="P41" style:family="paragraph" style:parent-style-name="Heading_20_1">
      <style:paragraph-properties fo:break-before="page">
        <style:tab-stops>
          <style:tab-stop style:position="6.2874in" style:type="right"/>
        </style:tab-stops>
      </style:paragraph-properties>
    </style:style>
    <style:style style:name="P42" style:family="paragraph" style:parent-style-name="Heading_20_3">
      <style:paragraph-properties fo:margin-left="0in" fo:margin-right="0in" fo:text-indent="0in" style:auto-text-indent="false">
        <style:tab-stops>
          <style:tab-stop style:position="6.2874in" style:type="right"/>
        </style:tab-stops>
      </style:paragraph-properties>
    </style:style>
    <style:style style:name="P43" style:family="paragraph" style:parent-style-name="Heading_20_2">
      <style:paragraph-properties fo:margin-left="0in" fo:margin-right="0in" fo:text-indent="0in" style:auto-text-indent="false">
        <style:tab-stops>
          <style:tab-stop style:position="6.2874in" style:type="right"/>
        </style:tab-stops>
      </style:paragraph-properties>
    </style:style>
    <style:style style:name="T1" style:family="text">
      <style:text-properties fo:color="#22242a" fo:font-weight="bold" style:font-weight-asian="bold" style:font-weight-complex="bold"/>
    </style:style>
    <style:style style:name="T2" style:family="text">
      <style:text-properties fo:color="#22242a" style:font-name="Arial" fo:font-weight="bold" style:font-name-asian="Arial1" style:font-weight-asian="bold" style:font-name-complex="Arial1" style:font-weight-complex="bold"/>
    </style:style>
    <style:style style:name="T3" style:family="text">
      <style:text-properties fo:color="#22242a" style:font-name="Arial" style:font-name-asian="Arial1" style:font-name-complex="Arial1"/>
    </style:style>
    <style:style style:name="T4" style:family="text">
      <style:text-properties fo:color="#22242a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fo:background-color="#ffffff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fo:background-color="#ffffff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">Etec Prof. Camargo Aranha</text:span></text:p>
      <text:p text:style-name="P1"><text:span text:style-name="T1">Desenvolvimento de Sistemas</text:span></text:p>
      <text:p text:style-name="P2"/>
      <text:p text:style-name="P2"/>
      <text:p text:style-name="P1"><text:span text:style-name="T1">Integrantes:</text:span></text:p>
      <text:p text:style-name="P1"><text:span text:style-name="T4">BRUNO BARBOSA</text:span></text:p>
      <text:p text:style-name="P1"><text:span text:style-name="T4">CAUÃ BISPO</text:span></text:p>
      <text:p text:style-name="P1"><text:span text:style-name="T4">HENRIQUE RODRIGUES</text:span></text:p>
      <text:p text:style-name="P1"><text:span text:style-name="T4">LUIZ FERNANDO</text:span></text:p>
      <text:p text:style-name="P1"><text:span text:style-name="T4">VITOR DUARTE</text:span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1"><text:span text:style-name="T1">Study Pro</text:span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"><text:span text:style-name="T4">São Paulo</text:span></text:p>
      <text:p text:style-name="P1"><text:span text:style-name="T3">2026</text:span></text:p>
      <text:p text:style-name="P10"><text:span text:style-name="T4">Integrantes:</text:span></text:p>
      <text:p text:style-name="P7"><text:span text:style-name="T4">BRUNO BARBOSA</text:span></text:p>
      <text:p text:style-name="P7"><text:span text:style-name="T4">CAUÃ BISPO</text:span></text:p>
      <text:p text:style-name="P7"><text:span text:style-name="T4">HENRIQUE RODRIGUES</text:span></text:p>
      <text:p text:style-name="P7"><text:span text:style-name="T4">LUIZ FERNANDO</text:span></text:p>
      <text:p text:style-name="P7"><text:span text:style-name="T4">VITOR DUARTE</text:span></text:p>
      <text:p text:style-name="P6"/>
      <text:p text:style-name="P4"/>
      <text:p text:style-name="P4"/>
      <text:p text:style-name="P4"/>
      <text:p text:style-name="P4"/>
      <text:p text:style-name="P4"/>
      <text:p text:style-name="P1"><text:span text:style-name="T1">Study Pro</text:span></text:p>
      <text:p text:style-name="P4"/>
      <text:p text:style-name="P4"/>
      <text:p text:style-name="P4"/>
      <text:p text:style-name="P4"/>
      <text:p text:style-name="P4"/>
      <text:p text:style-name="P4"/>
      <text:p text:style-name="P12"><text:span text:style-name="T3">Trabalho apresentado </text:span><text:span text:style-name="T4">à Etec Prof. Camargo Aranha </text:span><text:span text:style-name="T3">como requisito para conclusão do curso de </text:span><text:span text:style-name="T4">Desenvolvimento de Sistemas</text:span></text:p>
      <text:p text:style-name="P13"/>
      <text:p text:style-name="P12"><text:soft-page-break/><text:span text:style-name="T3">Orientador: Prof. </text:span><text:span text:style-name="T4">André Maia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/>
      <text:p text:style-name="P14"/>
      <text:p text:style-name="P18"><text:span text:style-name="T4">São Paulo</text:span></text:p>
      <text:p text:style-name="P18"><text:span text:style-name="T3">2026</text:span></text:p>
      <text:p text:style-name="P20"><text:span text:style-name="T2">RESUMO</text:span></text:p>
      <text:p text:style-name="P16"/>
      <text:p text:style-name="P19"><text:span text:style-name="T3">A presente pesquisa trata-se de um estudo sobre a </text:span><text:span text:style-name="T4">Dificuldade dos estudantes em saber por onde começar os estudos</text:span><text:span text:style-name="T3">. A pesquisa foi aplicada (</text:span><text:span text:style-name="T2">Diga às formas como foi feita)</text:span><text:span text:style-name="T3">.</text:span><text:span text:style-name="T2"> </text:span><text:span text:style-name="T3">Essa pesquisa tem como objetivo geral (</text:span><text:span text:style-name="T2">Diga seu objetivo geral)</text:span><text:span text:style-name="T3">.</text:span><text:span text:style-name="T2"> </text:span><text:span text:style-name="T3">De acordo com o estudo bibliográfico desenvolvido, é possível mostrar (</text:span><text:span text:style-name="T2">Diga o que você conseguiu descobrir com a pesquisa</text:span><text:span text:style-name="T3">). Para o embasamento teórico se utilizou (</text:span><text:span text:style-name="T2">Diga se sua pesquisa teve muitos autores ou se fez sua pesquisa pautada em um determinado autor)</text:span><text:span text:style-name="T3">.</text:span><text:span text:style-name="T2"> </text:span><text:span text:style-name="T3">Os métodos utilizados na pesquisa foram (</text:span><text:span text:style-name="T2">Diga os métodos utilizados na sua pesquisa, se sua pesquisa é apenas bibliográfica geralmente seus métodos serão “exploratório”, “explicativo” e “descritivo”, e se você também fizer estudo de caso, ainda poderá inserir “quantitativo” a/ou “qualitativo”)</text:span><text:span text:style-name="T3">.</text:span><text:span text:style-name="T2"> </text:span><text:span text:style-name="T3">Por fim, a pesquisa constatou que (</text:span><text:span text:style-name="T2">Diga o que sua pesquisa teve como resultado)</text:span><text:span text:style-name="T3">.</text:span></text:p>
      <text:p text:style-name="P17"/>
      <text:p text:style-name="P19"><text:span text:style-name="T2">Palavras-chave:</text:span><text:span text:style-name="T3"> Palavra 1; Palavra 2; Palavra 3; Palavra 4; Palavra 5.</text:span></text:p>
      <text:p text:style-name="P20"><text:span text:style-name="T1">ABSTRACT<text:line-break/></text:span></text:p>
      <text:p text:style-name="P15"/>
      <text:p text:style-name="P21"/>
      <text:p text:style-name="P18"><text:span text:style-name="T2">SUMÁRIO</text:span></text:p>
      <text:p text:style-name="P16"/>
      <text:p text:style-name="P25"><text:span text:style-name="T2">1 INTRODUÇÃO<text:tab/>……………………………………………………………………………..5</text:span></text:p>
      <text:p text:style-name="P26"><text:span text:style-name="T2">2 DESENVOLVIMENTO<text:tab/>...…………………………………………………………………..6</text:span></text:p>
      <text:p text:style-name="P26"><text:span text:style-name="T3">2.1 ASSUNTO 1<text:tab/>.……………………………………………………………………………..5</text:span></text:p>
      <text:p text:style-name="P26"><text:span text:style-name="T2">2.1.1 Primeiro tópico do assunto 1<text:tab/>………………….…………………………………..5</text:span></text:p>
      <text:p text:style-name="P26"><text:span text:style-name="T2">2.1.1 Segundo tópico do assunto 1<text:tab/>...………………….………………………………..5</text:span></text:p>
      <text:p text:style-name="P26"><text:span text:style-name="T2">2.1.1 Terceiro tópico do assunto 1<text:tab/>.………………….…………………………………..5</text:span></text:p>
      <text:p text:style-name="P26"><text:span text:style-name="T3">2.2 ASSUNTO 2<text:tab/>.……………………………………………………………………………..5</text:span></text:p>
      <text:p text:style-name="P26"><text:span text:style-name="T2">2.2.1 Primeiro tópico do assunto 2<text:tab/>………………….…………………………………..5</text:span></text:p>
      <text:p text:style-name="P26"><text:span text:style-name="T2">2.2.1 Segundo tópico do assunto 2<text:tab/>...………………….………………………………..5</text:span></text:p>
      <text:p text:style-name="P26"><text:span text:style-name="T2">2.2.1 Terceiro tópico do assunto 2<text:tab/>.………………….…………………………………..5</text:span></text:p>
      <text:p text:style-name="P26"><text:span text:style-name="T2">3 CONSIDERAÇÕES FINAIS<text:tab/>….…………………………………………………………..5</text:span></text:p>
      <text:p text:style-name="P26"><text:span text:style-name="T2">REFERÊNCIAS<text:tab/>.……………………………………………………………………………..5</text:span></text:p>
      <text:p text:style-name="P29"><text:span text:style-name="T1">SUMÁRIO</text:span></text:p>
      <text:p text:style-name="P28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0"><text:a xlink:type="simple" xlink:href="#_u79wpbs97243" text:style-name="Index_20_Link" text:visited-style-name="Index_20_Link"><text:span text:style-name="T5">1 INTRODUÇÃO<text:tab/>9</text:span></text:a></text:p>
          <text:p text:style-name="P30"><text:a xlink:type="simple" xlink:href="#_auypmpboplz" text:style-name="Index_20_Link" text:visited-style-name="Index_20_Link"><text:span text:style-name="T5">2 DESENVOLVIMENTO<text:tab/>10</text:span></text:a></text:p>
          <text:p text:style-name="P33"><text:a xlink:type="simple" xlink:href="#_o77na6e3ftf6" text:style-name="Index_20_Link" text:visited-style-name="Index_20_Link"><text:span text:style-name="T6">2.1 Metodologia do Projeto<text:tab/>10</text:span></text:a></text:p>
          <text:p text:style-name="P34"><text:a xlink:type="simple" xlink:href="#_m9nbmagt4f6r" text:style-name="Index_20_Link" text:visited-style-name="Index_20_Link"><text:span text:style-name="T6">2.1.1 Etapa Metodológica<text:tab/>10</text:span></text:a></text:p>
          <text:p text:style-name="P30"><text:a xlink:type="simple" xlink:href="#_hszi3mn77qb" text:style-name="Index_20_Link" text:visited-style-name="Index_20_Link"><text:span text:style-name="T5">3 CONSIDERAÇÕES FINAIS<text:tab/>11</text:span></text:a></text:p>
          <text:p text:style-name="P30"><text:a xlink:type="simple" xlink:href="#_v49saa4kcrf1" text:style-name="Index_20_Link" text:visited-style-name="Index_20_Link"><text:span text:style-name="T5">REFERÊNCIAS<text:tab/>12</text:span></text:a></text:p>
          <text:p text:style-name="P30"><text:a xlink:type="simple" xlink:href="#_2x5dczsbbkmw" text:style-name="Index_20_Link" text:visited-style-name="Index_20_Link"><text:span text:style-name="T7">TEST<text:tab/>13</text:span></text:a></text:p>
        </text:index-body>
      </text:table-of-content>
      <text:p text:style-name="P27"/>
      <text:p text:style-name="P39"><text:bookmark text:name="_u79wpbs97243"/>1 INTRODUÇÃO</text:p>
      <text:p text:style-name="P23"/>
      <text:p text:style-name="P11">Muitos estudantes têm um objetivo vago, querem aprender a estudar para a prova, porém não sabem por onde começar. Sem um ponto de partida definido, surge a sensação de estar perdido. Muitos estudantes acabam se perdendo quando vão estudar por uma combinação de fatores ligados à organização e estratégia. Não é falta de inteligência, mas sim de método. Pretendemos facilitar o estudo, organizando em um formato de trilha.</text:p>
      <text:p text:style-name="P11"/>
      <text:p text:style-name="P41"><text:bookmark text:name="_auypmpboplz"/>2 DESENVOLVIMENTO</text:p>
      <text:p text:style-name="P43"><text:bookmark text:name="_4m79pb9lme5u"/></text:p>
      <text:p text:style-name="P43"><text:bookmark text:name="_o77na6e3ftf6"/><text:span text:style-name="T9">2.1 Metodologia do Projeto</text:span></text:p>
      <text:p text:style-name="P32">O projeto consiste em uma pesquisa aplicada, com abordagem qualitativa e quantitativa, que busca resolver a dificuldade dos estudantes em se organizar para estudar.</text:p>
      <text:p text:style-name="P8"/>
      <text:p text:style-name="P8"/>
      <text:p text:style-name="P42"><text:bookmark text:name="_m9nbmagt4f6r"/>2.1.1 Etapas Metodológicas</text:p>
      <text:p text:style-name="P23"><text:s text:c="10"/></text:p>
      <text:p text:style-name="P23"><text:span text:style-name="T9">a) Levantamento teórico: </text:span>dificuldades de estudos e métodos de aprendizagem.</text:p>
      <text:p text:style-name="P23"><text:span text:style-name="T9">b) Desenvolvimento da trilha: </text:span>etapas como organização, estudo, prática e revisão.</text:p>
      <text:p text:style-name="P23"><text:span text:style-name="T9">c) Desenvolvimento da IA:</text:span> definir o objetivo, coletar dados, escolher o modelo, treinar o modelo, testar e ajustar e aplicar.</text:p>
      <text:p text:style-name="P23"><text:span text:style-name="T9">d) Aplicação da trilha com a IA: </text:span>coleta de dados, personalização, aplicação, acompanhamento e ajustes.</text:p>
      <text:p text:style-name="P23"><text:span text:style-name="T9">e) Comparativo: </text:span>avaliar resultados e compará-los</text:p>
      <text:p text:style-name="P24"/>
      <text:p text:style-name="P38"><text:bookmark text:name="_hszi3mn77qb"/>3 PÚBLICO ALVO</text:p>
      <text:p text:style-name="P8"/>
      <text:p text:style-name="P8">A</text:p>
      <text:p text:style-name="P8"/>
      <text:p text:style-name="P8"/>
      <text:p text:style-name="P8"><text:span text:style-name="T9">EXEMPLOS DE CITAÇÕES:</text:span></text:p>
      <text:list xml:id="list2129572445" text:style-name="WWNum2">
        <text:list-item>
          <text:p text:style-name="P35">"A imaginação é mais importante que o conhecimento" (Einstein) – pessoa em si</text:p>
        </text:list-item>
        <text:list-item>
          <text:p text:style-name="P35">"O correr da vida embrulha tudo. A vida é assim: esquenta e esfria, aperta e daí afrouxa, sossega e depois desinquieta. O que ela quer da gente é coragem." (ROSA, 1956, p.13 ). – lvros</text:p>
        </text:list-item>
      </text:list>
      <text:p text:style-name="P40"><text:bookmark text:name="_v49saa4kcrf1"/>REFERÊNCIAS</text:p>
      <text:p text:style-name="P23"/>
      <text:list xml:id="list3066408871" text:style-name="WWNum1">
        <text:list-item>
          <text:p text:style-name="P36">1 <text:span text:style-name="T9">Livro:</text:span> SOBRENOME, Nome. <text:span text:style-name="T9">Título do livro</text:span>. número da edição. cidade da editora: Nome da editoa, ano<text:line-break/><text:line-break/><text:span text:style-name="T9">Título do livro: </text:span>subtítulo do livro<text:span text:style-name="T9">.</text:span> [...] s.d.<text:span text:style-name="T9"> <text:line-break/></text:span></text:p>
        </text:list-item>
        <text:list-item>
          <text:p text:style-name="P36"><text:span text:style-name="T9">2 Site: </text:span>SOBRENOME, Nome. <text:span text:style-name="T9">Título da publicação do site. </text:span>Nome do site, ano. Disponível em: (link)/ Acesso em: (data que você acessou)<text:line-break/></text:p>
        </text:list-item>
        <text:list-item>
          <text:p text:style-name="P36"><text:span text:style-name="T9">3 Revistas: </text:span>SOBRENOME, Nome. <text:span text:style-name="T9">Título do artigo da revista. </text:span>Nome da revista, cidade sede da revista, volume da revista (v.), número da revista (n.), pagina da revista (p.), mês de publicação, ano da publicação.<text:line-break/></text:p>
        </text:list-item>
        <text:list-item>
          <text:p text:style-name="P36"><text:span text:style-name="T9">4 Matérias de jornais: </text:span>SOBRENOME, Nome <text:span text:style-name="T9">Título da matéria do jornal. </text:span>Nome do jornal, cidade sede do jornal, data de publicação. <text:line-break/><text:line-break/><text:span text:style-name="T9">Caso seja em forma de site: </text:span><text:s/>SOBRENOME, Nome <text:span text:style-name="T9">Título da matéria do jornal. </text:span>Nome do jornal, cidade sede do jornal, data de publicação. (link)/ Acesso em: (data que você acessou)</text:p>
        </text:list-item>
      </text:list>
      <text:p text:style-name="P41"><text:bookmark text:name="_2x5dczsbbkmw"/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text-indent="0.4917in" style:auto-text-indent="false">
        <style:tab-stops>
          <style:tab-stop style:position="6.2874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.0028in" fo:text-align="start" style:justify-single-word="false" fo:keep-together="always" fo:text-indent="0.0043in" style:auto-text-indent="false" fo:keep-with-next="always">
        <style:tab-stops>
          <style:tab-stop style:position="6.2874in" style:type="right"/>
        </style:tab-stops>
      </style:paragraph-properties>
      <style:text-properties fo:color="#22242a" fo:font-weight="bold" style:font-weight-asian="bold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text-align="start" style:justify-single-word="false" fo:keep-together="always" fo:keep-with-next="always">
        <style:tab-stops>
          <style:tab-stop style:position="6.2874in" style:type="right"/>
        </style:tab-stops>
      </style:paragraph-properties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>
        <style:tab-stops>
          <style:tab-stop style:position="6.2874in" style:type="right"/>
        </style:tab-stops>
      </style:paragraph-properties>
      <style:text-properties fo:font-weight="bold" style:font-weight-asian="bold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6.2874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in" fo:margin-bottom="0.7866in" fo:margin-left="1.1807in" fo:margin-right="0.7866in" fo:background-color="#ffffff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07in" fo:margin-left="0in" fo:margin-right="0in" fo:margin-bottom="0.641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3" meta:paragraph-count="71" meta:word-count="655" meta:character-count="4371" meta:non-whitespace-character-count="3771"/>
    <meta:generator>LibreOfficeDev/6.0.5.2$Linux_X86_64 LibreOffice_project/</meta:generator>
  </office:meta>
</office:document-meta>
</file>